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row>
              <msub>
                <mi>M</mi>
                <mi>T</mi>
              </msub>
              <mo stretchy="false">=</mo>
              <mrow>
                <mo fence="true" stretchy="true">[</mo>
                <mrow>
                  <mtable>
                    <mtr>
                      <mtd>
                        <mfrac>
                          <mrow>
                            <mi>cos</mi>
                            <mi mathvariant="normal">β</mi>
                          </mrow>
                          <mrow>
                            <mi>cos</mi>
                            <mi mathvariant="normal">α</mi>
                          </mrow>
                        </mfrac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row>
                          <mfrac>
                            <msub>
                              <mi>n</mi>
                              <mn>1</mn>
                            </msub>
                            <msub>
                              <mi>n</mi>
                              <mn>2</mn>
                            </msub>
                          </mfrac>
                          <mfrac>
                            <mrow>
                              <mi>cos</mi>
                              <mi mathvariant="normal">α</mi>
                            </mrow>
                            <mrow>
                              <mi>cos</mi>
                              <mi mathvariant="normal">β</mi>
                            </mrow>
                          </mfrac>
                        </mrow>
                      </mtd>
                    </mtr>
                  </mtable>
                </mrow>
                <mo fence="true" stretchy="true">]</mo>
              </mrow>
            </mrow>
            <mspace width="6em"/>
            <mrow>
              <msub>
                <mi>M</mi>
                <mi>S</mi>
              </msub>
              <mo stretchy="false">=</mo>
              <mrow>
                <mo fence="true" stretchy="true">[</mo>
                <mrow>
                  <mtable>
                    <mtr>
                      <mtd>
                        <mn>1</mn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frac>
                          <msub>
                            <mi>n</mi>
                            <mn>1</mn>
                          </msub>
                          <msub>
                            <mi>n</mi>
                            <mn>2</mn>
                          </msub>
                        </mfrac>
                      </mtd>
                    </mtr>
                  </mtable>
                </mrow>
                <mo fence="true" stretchy="true">]</mo>
              </mrow>
            </mrow>
          </mrow>
        </mtd>
      </mtr>
      <mtr>
        <mtd>
          <mrow/>
        </mtd>
      </mtr>
      <mtr>
        <mtd>
          <mrow>
            <mi mathvariant="normal">β</mi>
            <mrow>
              <mspace width="2em"/>
              <mo stretchy="false">=</mo>
              <mspace width="2em"/>
            </mrow>
            <mi>arcsin</mi>
            <mrow>
              <mo fence="true" stretchy="true">(</mo>
              <mrow>
                <mrow>
                  <mfrac>
                    <msub>
                      <mi>n</mi>
                      <mn>1</mn>
                    </msub>
                    <msub>
                      <mi>n</mi>
                      <mn>2</mn>
                    </msub>
                  </mfrac>
                  <mrow>
                    <mi>sin</mi>
                    <mi mathvariant="normal">α</mi>
                  </mrow>
                </mrow>
              </mrow>
              <mo fence="true" stretchy="true">)</mo>
            </mrow>
          </mrow>
        </mtd>
      </mtr>
      <mtr>
        <mtd>
          <mrow/>
        </mtd>
      </mtr>
      <mtr>
        <mtd>
          <mrow>
            <mi mathvariant="normal">α</mi>
            <mrow>
              <mspace width="2em"/>
              <mo stretchy="false">=</mo>
              <mspace width="2em"/>
            </mrow>
            <mi>arcsin</mi>
            <mrow>
              <mo fence="true" stretchy="true">(</mo>
              <mrow>
                <mrow>
                  <mfrac>
                    <msub>
                      <mi>n</mi>
                      <mn>2</mn>
                    </msub>
                    <msub>
                      <mi>n</mi>
                      <mn>1</mn>
                    </msub>
                  </mfrac>
                  <mrow>
                    <mi>sin</mi>
                    <mi mathvariant="normal">β</mi>
                  </mrow>
                </mrow>
              </mrow>
              <mo fence="true" stretchy="true">)</mo>
            </mrow>
          </mrow>
        </mtd>
      </mtr>
    </mtable>
    <annotation encoding="StarMath 5.0">M_T = left [ matrix{{cos %ibeta} over {cos %ialpha} # 0 ## 0  # {n_1 over n_2}{cos %ialpha} over {cos %ibeta} } right ]
~~~
M_S = left [ matrix{1 # 0 ## 0  # n_1 over n_2} right ]

newline newline

%ibeta ~ = ~ arcsin left ( {n_1 over n_2} {sin %ialpha} right )

newline newline

%ialpha ~ = ~ arcsin left ( {n_2 over n_1} {sin %ibeta} right )

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ter </meta:initial-creator>
    <meta:creation-date>2013-09-26T23:22:59</meta:creation-date>
    <meta:generator>LibreOffice/5.1.6.2$Linux_X86_64 LibreOffice_project/10m0$Build-2</meta:generator>
    <dc:date>2018-09-26T16:54:54.998060136</dc:date>
    <meta:editing-duration>PT11M27S</meta:editing-duration>
    <meta:editing-cycles>4</meta:editing-cycles>
  </office:meta>
</office:document-meta>
</file>